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EON BUSTILLOS YISENIA TAN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6511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59363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EON BUSTILLOS YISENIA TAN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65116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59363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Efectiv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/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9/11/2021</text:p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>1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5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3T14:58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